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ae1" officeooo:paragraph-rsid="00161ae1"/>
    </style:style>
    <style:style style:name="P2" style:family="paragraph" style:parent-style-name="Standard">
      <style:paragraph-properties fo:text-align="center" style:justify-single-word="false"/>
      <style:text-properties fo:color="#ff0000" fo:font-size="16pt" fo:font-weight="bold" officeooo:rsid="00161ae1" officeooo:paragraph-rsid="00161ae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c5716" officeooo:paragraph-rsid="001c5716"/>
    </style:style>
    <style:style style:name="P4" style:family="paragraph" style:parent-style-name="Standard">
      <style:text-properties fo:font-size="14pt" fo:font-weight="bold" officeooo:rsid="001d191e" officeooo:paragraph-rsid="001d191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d98c5" officeooo:paragraph-rsid="001d98c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1b1ea" officeooo:paragraph-rsid="0021b1e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8296b" officeooo:paragraph-rsid="0028296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ad9c0" officeooo:paragraph-rsid="002ad9c0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fo:font-weight="bold" officeooo:rsid="001c5716" officeooo:paragraph-rsid="001c5716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fo:font-size="14pt" fo:font-weight="bold" officeooo:rsid="001d191e" officeooo:paragraph-rsid="001d191e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size="14pt" fo:font-weight="bold" officeooo:rsid="001d98c5" officeooo:paragraph-rsid="001d98c5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bold" officeooo:rsid="0021b1ea" officeooo:paragraph-rsid="0021b1ea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fo:font-weight="bold" officeooo:rsid="0028296b" officeooo:paragraph-rsid="0028296b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2ad9c0" officeooo:paragraph-rsid="002ad9c0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2dcff9" officeooo:paragraph-rsid="002dcff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dcff9" officeooo:paragraph-rsid="002dcff9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35c4b8" officeooo:paragraph-rsid="0035c4b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5c4b8" officeooo:paragraph-rsid="0035c4b8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text-properties officeooo:rsid="00161ae1" officeooo:paragraph-rsid="00161ae1"/>
    </style:style>
    <style:style style:name="P20" style:family="paragraph" style:parent-style-name="Standard" style:list-style-name="L2">
      <style:text-properties officeooo:rsid="0028ae74" officeooo:paragraph-rsid="0028ae74"/>
    </style:style>
    <style:style style:name="P21" style:family="paragraph" style:parent-style-name="Standard" style:list-style-name="L3">
      <style:text-properties fo:font-size="12pt" fo:font-weight="normal" officeooo:rsid="001d98c5" officeooo:paragraph-rsid="001d98c5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text-properties fo:font-size="12pt" fo:font-weight="normal" officeooo:rsid="0021b1ea" officeooo:paragraph-rsid="0021b1ea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text-properties fo:font-size="12pt" fo:font-weight="normal" officeooo:rsid="001fe871" officeooo:paragraph-rsid="001fe871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text-properties fo:font-size="12pt" fo:font-weight="normal" officeooo:rsid="0029b28c" officeooo:paragraph-rsid="0029b28c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text-properties fo:font-size="12pt" fo:font-weight="normal" officeooo:rsid="0028ae74" officeooo:paragraph-rsid="0028ae74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text-properties fo:font-size="12pt" fo:font-weight="normal" officeooo:rsid="002c34df" officeooo:paragraph-rsid="002c34df" style:font-size-asian="10.5pt" style:font-weight-asian="normal" style:font-size-complex="12pt" style:font-weight-complex="normal"/>
    </style:style>
    <style:style style:name="P27" style:family="paragraph" style:parent-style-name="Standard" style:list-style-name="L7">
      <style:text-properties fo:font-size="12pt" fo:font-weight="normal" officeooo:rsid="002c4c37" officeooo:paragraph-rsid="002c4c37" style:font-size-asian="10.5pt" style:font-weight-asian="normal" style:font-size-complex="12pt" style:font-weight-complex="normal"/>
    </style:style>
    <style:style style:name="P28" style:family="paragraph" style:parent-style-name="Standard" style:list-style-name="L8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30" style:family="paragraph" style:parent-style-name="Standard" style:list-style-name="L9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31" style:family="paragraph" style:parent-style-name="Standard" style:list-style-name="L8">
      <style:text-properties fo:font-size="12pt" fo:font-weight="normal" officeooo:rsid="0030dd21" officeooo:paragraph-rsid="0030dd21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text-properties fo:font-size="12pt" fo:font-weight="normal" officeooo:rsid="0031ca07" officeooo:paragraph-rsid="0031ca07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fo:font-weight="normal" officeooo:rsid="00342193" officeooo:paragraph-rsid="00342193" style:font-size-asian="10.5pt" style:font-weight-asian="normal" style:font-size-complex="12pt" style:font-weight-complex="normal"/>
    </style:style>
    <style:style style:name="P34" style:family="paragraph" style:parent-style-name="Standard" style:list-style-name="L10">
      <style:text-properties fo:font-size="12pt" fo:font-weight="normal" officeooo:rsid="0035c4b8" officeooo:paragraph-rsid="0035c4b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5c4b8" officeooo:paragraph-rsid="0035c4b8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text-properties fo:font-size="12pt" fo:font-weight="normal" officeooo:rsid="0024984f" officeooo:paragraph-rsid="0024984f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fo:font-size="12pt" fo:font-weight="normal" officeooo:rsid="0027523a" officeooo:paragraph-rsid="0027523a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text-properties officeooo:rsid="00337dc8" officeooo:paragraph-rsid="00337dc8"/>
    </style:style>
    <style:style style:name="T1" style:family="text">
      <style:text-properties officeooo:rsid="0017bd18"/>
    </style:style>
    <style:style style:name="T2" style:family="text">
      <style:text-properties officeooo:rsid="0019948d"/>
    </style:style>
    <style:style style:name="T3" style:family="text">
      <style:text-properties officeooo:rsid="001a6df6"/>
    </style:style>
    <style:style style:name="T4" style:family="text">
      <style:text-properties officeooo:rsid="001d98c5"/>
    </style:style>
    <style:style style:name="T5" style:family="text">
      <style:text-properties officeooo:rsid="002346f7"/>
    </style:style>
    <style:style style:name="T6" style:family="text">
      <style:text-properties officeooo:rsid="0025b9e8"/>
    </style:style>
    <style:style style:name="T7" style:family="text">
      <style:text-properties officeooo:rsid="0029ddff"/>
    </style:style>
    <style:style style:name="T8" style:family="text">
      <style:text-properties officeooo:rsid="002dd032"/>
    </style:style>
    <style:style style:name="T9" style:family="text">
      <style:text-properties officeooo:rsid="002f6007"/>
    </style:style>
    <style:style style:name="T10" style:family="text">
      <style:text-properties officeooo:rsid="0032b9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besoins du projet</text:p>
      <text:p text:style-name="P1"/>
      <text:list xml:id="list7969444299655231423" text:style-name="L1">
        <text:list-item>
          <text:p text:style-name="P9">Menu principal</text:p>
        </text:list-item>
      </text:list>
      <text:p text:style-name="P3"/>
      <text:list xml:id="list1090251656331652958" text:style-name="L2">
        <text:list-item>
          <text:p text:style-name="P19">Cahier des charges fonctionnel</text:p>
        </text:list-item>
        <text:list-item>
          <text:p text:style-name="P19">Différentes fonctions dans le programme</text:p>
        </text:list-item>
        <text:list-item>
          <text:p text:style-name="P19">Fonction menu principal → niveaux, nom ou pseudo, taille d'affichage d<text:span text:style-name="T1">es résultats</text:span></text:p>
        </text:list-item>
        <text:list-item>
          <text:p text:style-name="P19">Fonction « menu »</text:p>
        </text:list-item>
        <text:list-item>
          <text:p text:style-name="P19">Variables qui sortiront → pointeur *pseudo sur une chaîne de caractères de 12</text:p>
        </text:list-item>
        <text:list-item>
          <text:p text:style-name="P19">Choix de niveau → Fonction « <text:span text:style-name="T4">En</text:span>um<text:span text:style-name="T3">e</text:span>ration_difficult<text:span text:style-name="T3">e</text:span> » <text:span text:style-name="T3">debutant , moyen, difficile</text:span></text:p>
        </text:list-item>
        <text:list-item>
          <text:p text:style-name="P19"><text:span text:style-name="T2">Taille de l'affichage</text:span>→ <text:span text:style-name="T1">5x3 ou 7x4 ou 9x5 ou 11x6 → fonction « taille_resultats »</text:span></text:p>
        </text:list-item>
        <text:list-item>
          <text:p text:style-name="P20">Appelle l'historique</text:p>
        </text:list-item>
        <text:list-item>
          <text:p text:style-name="P38">Charge la liste des niveaux</text:p>
        </text:list-item>
        <text:list-item>
          <text:p text:style-name="P38">Demande à quel jeu l'on veut jouer</text:p>
        </text:list-item>
        <text:list-item>
          <text:p text:style-name="P38">Récupère dans la liste les niveaux de jeu désirés</text:p>
        </text:list-item>
        <text:list-item>
          <text:p text:style-name="P38">Propose les niveaux</text:p>
        </text:list-item>
      </text:list>
      <text:p text:style-name="P1"/>
      <text:list xml:id="list172448460165786" text:continue-list="list7969444299655231423" text:style-name="L1">
        <text:list-item>
          <text:p text:style-name="P10">Fonction affichage</text:p>
        </text:list-item>
      </text:list>
      <text:p text:style-name="P4"/>
      <text:list xml:id="list9025774340548247191" text:style-name="L3">
        <text:list-item>
          <text:p text:style-name="P21">Structure « Cases » qu'on définira plus tard</text:p>
        </text:list-item>
        <text:list-item>
          <text:p text:style-name="P22">Tableau qui contient les données à écrire « grille » qui contient un nombre non défini de cases <text:span text:style-name="T5">avec longeur et hauteur (x et y)</text:span></text:p>
        </text:list-item>
      </text:list>
      <text:p text:style-name="P4"/>
      <text:list xml:id="list172449832374597" text:continue-list="list172448460165786" text:style-name="L1">
        <text:list-item>
          <text:p text:style-name="P11">Fonction hanjie</text:p>
          <text:p text:style-name="P11"/>
        </text:list-item>
      </text:list>
      <text:list xml:id="list6012448520251600435" text:style-name="L4">
        <text:list-item>
          <text:p text:style-name="P23">Reçoit pseudo, difficulté et la taille d'affichage</text:p>
        </text:list-item>
        <text:list-item>
          <text:p text:style-name="P24">Fonction time() qu'on appelle au début de la partie, puis on l'arrête à la fin →<text:span text:style-name="T7"> laisser en seconde pendant la partie et convertir le score en minutes:secondes</text:span></text:p>
        </text:list-item>
      </text:list>
      <text:p text:style-name="P5"/>
      <text:list xml:id="list172449822135666" text:continue-list="list172449832374597" text:style-name="L1">
        <text:list-item>
          <text:p text:style-name="P12">Fonction score</text:p>
        </text:list-item>
      </text:list>
      <text:p text:style-name="P6"/>
      <text:list xml:id="list1866406947814387693" text:style-name="L5">
        <text:list-item>
          <text:p text:style-name="P36">Ce qu'elle reçoit <text:span text:style-name="T6">(</text:span>le score<text:span text:style-name="T6">)</text:span> qu'elle affiche une fois la partie terminée et la hanjie correctement fini sans faute <text:span text:style-name="T6">+ taille_resultats</text:span></text:p>
        </text:list-item>
        <text:list-item>
          <text:p text:style-name="P37">Cette fonction va calculer le menu afficher</text:p>
          <text:p text:style-name="P37"/>
        </text:list-item>
      </text:list>
      <text:list xml:id="list172449201489752" text:continue-list="list172449822135666" text:style-name="L1">
        <text:list-item>
          <text:p text:style-name="P13">Historique parties et jeux</text:p>
        </text:list-item>
      </text:list>
      <text:p text:style-name="P7"/>
      <text:list xml:id="list8339789115789324642" text:style-name="L6">
        <text:list-item>
          <text:p text:style-name="P25">Va tout chercher tout seul</text:p>
        </text:list-item>
        <text:list-item>
          <text:p text:style-name="P25">Va lire et afficher toutes les parties effectuées ainsi que tous les jeux auxquels l'on a joués avec deux fonctions, une pour lire lire_historique et une pour écrire ecrire_historique</text:p>
        </text:list-item>
      </text:list>
      <text:p text:style-name="P7"/>
      <text:list xml:id="list172448703983120" text:continue-list="list172449201489752" text:style-name="L1">
        <text:list-item>
          <text:p text:style-name="P14">Vérification de la fin d'une partie</text:p>
        </text:list-item>
      </text:list>
      <text:p text:style-name="P8"/>
      <text:list xml:id="list6879191978366021399" text:style-name="L7">
        <text:list-item>
          <text:p text:style-name="P26">Fonction verification_partie qui permet de vérifier si chaque case est coloriée de la bonne manière. </text:p>
        </text:list-item>
        <text:list-item>
          <text:p text:style-name="P27">Chaque hanjie contiendrait ses données et si les données effectuées par le joueur durant la partie correspondent, alors le joueur a gagné sinon c'est perdu et il faut réessayer.</text:p>
        </text:list-item>
      </text:list>
      <text:p text:style-name="P8"/>
      <text:list xml:id="list172449458803186" text:continue-list="list172448703983120" text:style-name="L1">
        <text:list-item>
          <text:p text:style-name="P15"><text:soft-page-break/>Fonction lecture_niveau</text:p>
        </text:list-item>
      </text:list>
      <text:p text:style-name="P16"/>
      <text:list xml:id="list5331700897365354714" text:style-name="L8">
        <text:list-item>
          <text:p text:style-name="P28">Va chercher le fichier</text:p>
        </text:list-item>
        <text:list-item>
          <text:p text:style-name="P31">Chargement des niveaux</text:p>
        </text:list-item>
        <text:list-item>
          <text:p text:style-name="P32">Elle prend un pointeur de type « case »</text:p>
        </text:list-item>
        <text:list-item>
          <text:p text:style-name="P33">Reçoit le nom du niveau chargé</text:p>
        </text:list-item>
        <text:list-item>
          <text:p text:style-name="P33">Renvoie le « case » du niveau</text:p>
          <text:p text:style-name="P32"/>
        </text:list-item>
      </text:list>
      <text:list xml:id="list172449197840074" text:continue-list="list172449458803186" text:style-name="L1">
        <text:list-item>
          <text:p text:style-name="P15">Liste des niveaux enregistrés</text:p>
        </text:list-item>
      </text:list>
      <text:p text:style-name="P16"/>
      <text:list xml:id="list4190469504062001895" text:style-name="L9">
        <text:list-item>
          <text:p text:style-name="P30">db_levels → une structure qui contient l<text:span text:style-name="T10">'adresse de chaque n</text:span>iveau, <text:span text:style-name="T10">son identifiant, son numéro et son type.</text:span></text:p>
          <text:p text:style-name="P30"><text:s text:c="16"/>→<text:span text:style-name="T8"> tableau de structure</text:span></text:p>
          <text:p text:style-name="P30"><text:s text:c="16"/>→<text:span text:style-name="T9"> lecture db_levels → « lecture_db »</text:span></text:p>
        </text:list-item>
      </text:list>
      <text:p text:style-name="P29"/>
      <text:list xml:id="list172449727061743" text:continue-list="list172449197840074" text:style-name="L1">
        <text:list-item>
          <text:p text:style-name="P17">Structure hanjie</text:p>
        </text:list-item>
      </text:list>
      <text:p text:style-name="P18"/>
      <text:list xml:id="list918929179797814265" text:style-name="L10">
        <text:list-item>
          <text:p text:style-name="P34">De type « case » paterne → niveau « fini »</text:p>
        </text:list-item>
        <text:list-item>
          <text:p text:style-name="P34">De type « case </text:p>
        </text:list-item>
      </text:list>
      <text:p text:style-name="P35"/>
      <text:list xml:id="list172449573664921" text:continue-list="list172449727061743" text:style-name="L1">
        <text:list-item>
          <text:p text:style-name="P1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</meta:initial-creator>
    <meta:creation-date>2014-12-04T10:56:26.991885262</meta:creation-date>
    <dc:date>2014-12-04T17:24:47.972485470</dc:date>
    <dc:creator>yassine </dc:creator>
    <meta:editing-duration>PT1H30M17S</meta:editing-duration>
    <meta:editing-cycles>36</meta:editing-cycles>
    <meta:generator>LibreOffice/4.2.6.3$Linux_X86_64 LibreOffice_project/420m0$Build-3</meta:generator>
    <meta:document-statistic meta:table-count="0" meta:image-count="0" meta:object-count="0" meta:page-count="2" meta:paragraph-count="45" meta:word-count="411" meta:character-count="2263" meta:non-whitespace-character-count="1904"/>
  </office:meta>
</office:document-meta>
</file>